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a2b" officeooo:paragraph-rsid="00023a2b"/>
    </style:style>
    <style:style style:name="P2" style:family="paragraph" style:parent-style-name="Standard">
      <style:text-properties officeooo:rsid="0003c523" officeooo:paragraph-rsid="0003c523"/>
    </style:style>
    <style:style style:name="P3" style:family="paragraph" style:parent-style-name="Standard">
      <style:text-properties officeooo:rsid="0003c523" officeooo:paragraph-rsid="0008b36c"/>
    </style:style>
    <style:style style:name="T1" style:family="text">
      <style:text-properties officeooo:rsid="00023a2b"/>
    </style:style>
    <style:style style:name="T2" style:family="text">
      <style:text-properties officeooo:rsid="0003c523"/>
    </style:style>
    <style:style style:name="T3" style:family="text">
      <style:text-properties officeooo:rsid="0004f39b"/>
    </style:style>
    <style:style style:name="T4" style:family="text">
      <style:text-properties officeooo:rsid="0005219c"/>
    </style:style>
    <style:style style:name="T5" style:family="text">
      <style:text-properties officeooo:rsid="00063c91"/>
    </style:style>
    <style:style style:name="T6" style:family="text">
      <style:text-properties officeooo:rsid="0006cb8d"/>
    </style:style>
    <style:style style:name="T7" style:family="text">
      <style:text-properties officeooo:rsid="0008b3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2" text:outline-level="2">Wissensfragen Aufbaukurs Thema 1</text:h>
      <text:h text:style-name="Heading_20_3" text:outline-level="3"><text:span text:style-name="T1">1) </text:span>Können Konstruktoren überladen werden?</text:h>
      <text:p text:style-name="P1">Ja</text:p>
      <text:h text:style-name="Heading_20_3" text:outline-level="3"><text:span text:style-name="T1">2) </text:span>Können Destruktoren überladen werden?</text:h>
      <text:p text:style-name="P1">Nein</text:p>
      <text:h text:style-name="Heading_20_3" text:outline-level="3"><text:span text:style-name="T1">3) </text:span>Muss jede Klasse einen Destruktor haben?</text:h>
      <text:p text:style-name="P1">Ja, aber man muss ihn nicht extra schreiben, damit er existiert</text:p>
      <text:h text:style-name="Heading_20_3" text:outline-level="3"><text:span text:style-name="T1">4) </text:span>Eine Kind-Klasse kann auf alles, was in welchen Bereichen der Elternklasse liegt, zugreifen?</text:h>
      <text:p text:style-name="P1">Nein, nicht auf Sachen im private-Bereich</text:p>
      <text:h text:style-name="Heading_20_3" text:outline-level="3"><text:span text:style-name="T1">5) </text:span>Welche der folgenden Konzepte sind nur Teil der OOP (einige Konzepte sind noch unbekannt): <text:line-break/>Vererbung, Methoden, Variablen, Kapselung, Polymorphie,Templates.</text:h>
      <text:p text:style-name="P1"><text:span text:style-name="T7">Vererbung. </text:span>Kaplesung, Polymorphie</text:p>
      <text:h text:style-name="Heading_20_3" text:outline-level="3"><text:span text:style-name="T1">6) </text:span>Eine Klasse hat immer mindestens einen Konstruktor?</text:h>
      <text:p text:style-name="P1">Ja. <text:span text:style-name="T2">Wenn nichts da steht, gibt es den Standardkonstruktor </text:span></text:p>
      <text:h text:style-name="Heading_20_3" text:outline-level="3"><text:span text:style-name="T1">7) </text:span>Was ist ein Objekt, was ist eine Klasse?</text:h>
      <text:p text:style-name="P1">Ein Objekt ist eine Instanz einer Klasse, <text:span text:style-name="T3">eine Zusammenfassung von Datenstrukturen und Funktionen, programmierte Repräsentation eines realen oder erdachten Gegenstands. </text:span>Die Klasse ist „der Bauplan“, wie ein Objekt zu erstellen ist.</text:p>
      <text:h text:style-name="Heading_20_3" text:outline-level="3"><text:span text:style-name="T1">8) </text:span>Was ist Datenkapselung?</text:h>
      <text:p text:style-name="P1">Bündelung in Klassen</text:p>
      <text:h text:style-name="Heading_20_3" text:outline-level="3"><text:span text:style-name="T1">9) </text:span>Hat eine „leere“ erbende Klasse (Konstruktor ist vorhanden) <text:span text:style-name="T1">Sinn</text:span>?</text:h>
      <text:p text:style-name="P1">Ja, wenn sie von zwei Eltern erbt</text:p>
      <text:h text:style-name="Heading_20_3" text:outline-level="3">10) Was bedeuten die Bereiche private, protected und public?</text:h>
      <text:p text:style-name="P1">private: Schreib- und Leseschutz, Zugriff nur von eigener Klasse, keine Vererbung</text:p>
      <text:p text:style-name="P1">protected: Schreibschutz, kann <text:span text:style-name="T4">auch </text:span>von Kind-Klassen gelesen werden, wird vererbt</text:p>
      <text:p text:style-name="P1">public: Zugriff von überall aus möglich, überschreiben möglich (wie globale Variable), Vererbung </text:p>
      <text:h text:style-name="Heading_20_3" text:outline-level="3">11) Haben Konstruktoren und Destruktoren einen return-Wert?</text:h>
      <text:p text:style-name="P1">Nein</text:p>
      <text:h text:style-name="Heading_20_3" text:outline-level="3">12) Haben Setters und Getters einen Rückgabewert?</text:h>
      <text:p text:style-name="P1">Set ist void <text:span text:style-name="T6">(kein Rückgabetyp)</text:span>, get gibt den Wert <text:span text:style-name="T6">der gewünschten Variablen</text:span> zurück</text:p>
      <text:h text:style-name="Heading_20_3" text:outline-level="3">13) Wozu Konstruktoren und Destruktoren?</text:h>
      <text:p text:style-name="P1">Konstruktoren erzeugen ein Objekt und Destruktoren zerstören es wieder („räumen auf“)</text:p>
      <text:h text:style-name="Heading_20_3" text:outline-level="3"><text:soft-page-break/>14) Wozu Setters und Getters?</text:h>
      <text:p text:style-name="P1">Um bewusst <text:span text:style-name="T6">(schreibgeschützte) </text:span>Attribute abzufragen und zu verändern. So wird die menschliche Fehleranfälligkeit reduziert</text:p>
      <text:h text:style-name="Heading_20_3" text:outline-level="3">15) Was ist eine Instanz?</text:h>
      <text:p text:style-name="P1">Ein Objekt</text:p>
      <text:h text:style-name="Heading_20_3" text:outline-level="3">16) Was ist eine Instantiierung?</text:h>
      <text:p text:style-name="P1">Objekterzeugung <text:span text:style-name="T5">durch den Konstruktor, Bereitstellung von Speicherplatz</text:span></text:p>
      <text:h text:style-name="Heading_20_3" text:outline-level="3"><text:span text:style-name="T2">17) </text:span>Wie <text:s/>wird die Wiederverwendbarkeit der Programmelemente <text:s/>in der OOP versichert?</text:h>
      <text:p text:style-name="P2">Kapselung in Dateien, <text:span text:style-name="T3">jede Funktion ist Teil einer Klasse (Ausnahme main)</text:span></text:p>
      <text:h text:style-name="Heading_20_3" text:outline-level="3"><text:span text:style-name="T2">18) </text:span>Was ist eine abstrakte Klasse und was eine instantiierbare Klasse?</text:h>
      <text:p text:style-name="P3">Von abstrakten Klassen können keine Objekte erzeugt werden, <text:span text:style-name="T7">nur andere Klassen abgleitet.</text:span> </text:p>
      <text:p text:style-name="P3"><text:span text:style-name="T7">Nur</text:span> von instantiierbaren Klassen <text:span text:style-name="T7">können Objekte erzeug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2:46:38.598000000</meta:creation-date>
    <meta:editing-duration>PT26M17S</meta:editing-duration>
    <meta:editing-cycles>6</meta:editing-cycles>
    <meta:generator>LibreOffice/6.1.0.3$Windows_X86_64 LibreOffice_project/efb621ed25068d70781dc026f7e9c5187a4decd1</meta:generator>
    <dc:date>2019-06-12T14:25:01.327000000</dc:date>
    <meta:document-statistic meta:table-count="0" meta:image-count="0" meta:object-count="0" meta:page-count="2" meta:paragraph-count="40" meta:word-count="335" meta:character-count="2394" meta:non-whitespace-character-count="2093"/>
  </office:meta>
</office:document-meta>
</file>